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0E0000054F7B9C78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9200" style:font-name="DejaVu Sans"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9200" style:font-name="DejaVu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lone Wars</text:p>
      <text:p text:style-name="P2">clonewarsreprap.es</text:p>
      <text:p text:style-name="P3"><draw:frame draw:style-name="fr1" draw:name="graphics1" text:anchor-type="paragraph" svg:x="0cm" svg:y="0.175cm" svg:width="8.601cm" svg:height="5.043cm" draw:z-index="0"><draw:image xlink:href="Pictures/100002010000090E0000054F7B9C78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601cm" fo:page-height="5.399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7:52:46</meta:creation-date>
    <dc:date>2013-02-24T17:58:18</dc:date>
    <meta:editing-duration>P0D</meta:editing-duration>
    <meta:editing-cycles>1</meta:editing-cycles>
    <meta:document-statistic meta:table-count="0" meta:image-count="1" meta:object-count="0" meta:page-count="2" meta:paragraph-count="2" meta:word-count="3" meta:character-count="28" meta:non-whitespace-character-count="27"/>
    <meta:generator>LibreOffice/3.5$Linux_X86_64 LibreOffice_project/350m1$Build-2</meta:generator>
  </office:meta>
</office:document-meta>
</file>